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CopletAdapt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pletAdapter.streamContent( final CopletInstanceData coplet , final String uri , final ContentHandler contentHandl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URICopletAdapter.streamContent( CopletInstanceData coplet ,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ICopletAdapter.renderErrorContent( CopletInstanceData coplet , ContentHandler handler , Exception erro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URICopletAdapt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ICopletAdapter.inform( CopletInstanceEvent event , PortalService servi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CopletAdapt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RICopletAdapt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